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2" text:outline-level="2">🧭 Estructura narrativa sugerida</text:h>
      <text:h text:style-name="Heading_20_3" text:outline-level="3"><text:span text:style-name="Strong_20_Emphasis">Acto I: La llegada y el misterio</text:span></text:h>
      <text:list xml:id="list3255810012" text:style-name="L1">
        <text:list-item>
          <text:p text:style-name="P2"><text:span text:style-name="Strong_20_Emphasis">Elara llega al pueblo de Brumavelo</text:span>, un lugar envuelto en niebla perpetua y supersticiones. La taberna donde se aloja está casi vacía, y los pocos clientes la miran con desconfianza. </text:p>
        </text:list-item>
        <text:list-item>
          <text:p text:style-name="P2"><text:span text:style-name="Strong_20_Emphasis">Primeras anomalías</text:span>: su mapa desaparece, su bolsa de hierbas se convierte en ceniza, y una figura encapuchada la observa desde la ventana cada noche. </text:p>
        </text:list-item>
        <text:list-item>
          <text:p text:style-name="P1"><text:span text:style-name="Strong_20_Emphasis">Los aldeanos murmuran</text:span> sobre la “Casa del Olvido”, donde vive un mago que nunca envejece. Dicen que escribe el destino de los demás. </text:p>
        </text:list-item>
      </text:list>
      <text:h text:style-name="Heading_20_3" text:outline-level="3"><text:span text:style-name="Strong_20_Emphasis">Acto II: Investigación y revelación</text:span></text:h>
      <text:list xml:id="list3328593108" text:style-name="L2">
        <text:list-item>
          <text:p text:style-name="P4">Elara explora ruinas cercanas y encuentra inscripciones que mencionan “la pluma del demiurgo”, un artefacto capaz de alterar la realidad. </text:p>
        </text:list-item>
        <text:list-item>
          <text:p text:style-name="P4">En la casa del mago, no encuentra al supuesto hechicero, sino <text:span text:style-name="Strong_20_Emphasis">una biblioteca abandonada</text:span> y una pluma decorada con hueso, obsidiana y plumas de criaturas extintas. </text:p>
        </text:list-item>
        <text:list-item>
          <text:p text:style-name="P4">Al escribir en su diario con la pluma, <text:span text:style-name="Strong_20_Emphasis">los eventos se cumplen al instante</text:span>: una tormenta, una aparición, una muerte. </text:p>
        </text:list-item>
        <text:list-item>
          <text:p text:style-name="P3">Cree que ha encontrado el poder definitivo… pero también nota que <text:span text:style-name="Strong_20_Emphasis">sus pensamientos más oscuros se manifiestan sin que los escriba</text:span>. </text:p>
        </text:list-item>
      </text:list>
      <text:h text:style-name="Heading_20_3" text:outline-level="3"><text:span text:style-name="Strong_20_Emphasis">Acto III: El giro y la verdad</text:span></text:h>
      <text:list xml:id="list3146079009" text:style-name="L3">
        <text:list-item>
          <text:p text:style-name="P6">Elara descubre que <text:span text:style-name="Strong_20_Emphasis">la pluma no obedece al escritor, sino que lo transforma</text:span>: cada uso altera su memoria, su moral, su voluntad. </text:p>
        </text:list-item>
        <text:list-item>
          <text:p text:style-name="P6">Los aldeanos no estaban malditos por el mago, sino por <text:span text:style-name="Strong_20_Emphasis">los escritos de viajeros anteriores</text:span> que usaron la pluma y dejaron sus delirios plasmados en la realidad. </text:p>
        </text:list-item>
        <text:list-item>
          <text:p text:style-name="P6">El mago nunca existió: <text:span text:style-name="Strong_20_Emphasis">era Elara misma, en un ciclo eterno</text:span>, reescribiendo el mundo y olvidando cada vez que lo hacía. </text:p>
        </text:list-item>
        <text:list-item>
          <text:p text:style-name="P5">La pluma no escribe el futuro: <text:span text:style-name="Strong_20_Emphasis">lo impone</text:span>, borrando el pasado y reconfigurando la identidad del portador. </text:p>
        </text:list-item>
      </text:list>
      <text:p text:style-name="Horizontal_20_Line"/>
      <text:h text:style-name="Heading_20_2" text:outline-level="2">🧩 Elementos temáticos adultos</text:h>
      <text:list xml:id="list450671441" text:style-name="L4">
        <text:list-item>
          <text:p text:style-name="P8"><text:span text:style-name="Strong_20_Emphasis">Identidad y locura</text:span>: Elara lucha por recordar quién era antes de usar la pluma. ¿Es ella la heroína o la villana? </text:p>
        </text:list-item>
        <text:list-item>
          <text:p text:style-name="P8"><text:span text:style-name="Strong_20_Emphasis">Ética del poder</text:span>: ¿Debe alguien tener el derecho de reescribir la realidad? ¿Qué precio tiene alterar el destino? </text:p>
        </text:list-item>
        <text:list-item>
          <text:p text:style-name="P7"><text:soft-page-break/><text:span text:style-name="Strong_20_Emphasis">Ciclo de destrucción</text:span>: El pueblo está atrapado en un bucle de viajeros que creen descubrir algo nuevo, pero repiten la misma tragedia. </text:p>
        </text:list-item>
      </text:list>
      <text:p text:style-name="Horizontal_20_Line"/>
      <text:h text:style-name="Heading_20_2" text:outline-level="2">🎭 Final sugerido</text:h>
      <text:p text:style-name="Text_20_body">Elara, ya irreconocible, escribe una última frase: “Que nunca más nadie encuentre esta pluma.” Pero al hacerlo, <text:span text:style-name="Strong_20_Emphasis">borra su propia existencia</text:span>, y el ciclo comienza de nuevo con otro viajero que llega al pueblo… y encuentra una pluma olvidada en la taberna.</text:p>
      <text:p text:style-name="Horizontal_20_Line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19T14:20:33.394000000</meta:creation-date>
    <dc:date>2025-10-19T14:51:39.241000000</dc:date>
    <meta:editing-duration>PT20M55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21" meta:word-count="398" meta:character-count="2318" meta:non-whitespace-character-count="1941"/>
  </office:meta>
</office:document-meta>
</file>